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2c_5f_cost_5f_ru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c_cost_run" table:style-name="ta1">
        <office:forms form:automatic-focus="false" form:apply-design-mode="false"/>
        <table:shapes>
          <draw:frame draw:z-index="0" draw:style-name="gr1" draw:text-style-name="P1" svg:width="6.2988in" svg:height="3.5429in" svg:x="5.5154in" svg:y="0.5854in">
            <draw:object draw:notify-on-update-of-ranges="2c_cost_run.C2:2c_cost_run.C37 2c_cost_run.F1:2c_cost_run.F1 2c_cost_run.F2:2c_cost_run.F37 2c_cost_run.C2:2c_cost_run.C37 2c_cost_run.E1:2c_cost_run.E1 2c_cost_run.E2:2c_cost_run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query</text:p>
            <text:p>name</text:p>
          </table:table-cell>
          <table:table-cell table:style-name="ce1" office:value-type="string" calcext:value-type="string">
            <text:p>plan</text:p>
            <text:p>size</text:p>
          </table:table-cell>
          <table:table-cell table:style-name="ce1" office:value-type="string" calcext:value-type="string">
            <text:p>true</text:p>
            <text:p>cost</text:p>
          </table:table-cell>
          <table:table-cell table:style-name="ce1" office:value-type="string" calcext:value-type="string">
            <text:p>plan</text:p>
          </table:table-cell>
          <table:table-cell table:number-columns-repeated="2" table:style-name="ce4" office:value-type="string" calcext:value-type="string">
            <text:p>runtime (m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2c_3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['cn', 'mc', 'mk', 'k', 't']</text:p>
          </table:table-cell>
          <table:table-cell/>
          <table:table-cell office:value-type="float" office:value="1137.058" calcext:value-type="float">
            <text:p>1137.05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c_1</text:p>
          </table:table-cell>
          <table:table-cell office:value-type="float" office:value="5" calcext:value-type="float">
            <text:p>5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['cn', 'mc', 't', 'mk', 'k']</text:p>
          </table:table-cell>
          <table:table-cell office:value-type="float" office:value="1139.524" calcext:value-type="float">
            <text:p>1139.524</text:p>
          </table:table-cell>
          <table:table-cell table:style-name="ce5"/>
          <table:table-cell table:number-columns-repeated="58"/>
        </table:table-row>
        <table:table-row table:style-name="ro2">
          <table:table-cell office:value-type="string" calcext:value-type="string">
            <text:p>2c_6</text:p>
          </table:table-cell>
          <table:table-cell office:value-type="float" office:value="5" calcext:value-type="float">
            <text:p>5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['mc', 'cn', 't', 'mk', 'k']</text:p>
          </table:table-cell>
          <table:table-cell office:value-type="float" office:value="1146.886" calcext:value-type="float">
            <text:p>1146.8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5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['mc', 'cn', 'mk', 'k', 't']</text:p>
          </table:table-cell>
          <table:table-cell office:value-type="float" office:value="1154.42" calcext:value-type="float">
            <text:p>1154.4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4</text:p>
          </table:table-cell>
          <table:table-cell office:value-type="float" office:value="5" calcext:value-type="float">
            <text:p>5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['mc', 'cn', 'mk', 't', 'k']</text:p>
          </table:table-cell>
          <table:table-cell office:value-type="float" office:value="1219.11" calcext:value-type="float">
            <text:p>1219.1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</text:p>
          </table:table-cell>
          <table:table-cell office:value-type="float" office:value="5" calcext:value-type="float">
            <text:p>5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['cn', 'mc', 'mk', 't', 'k']</text:p>
          </table:table-cell>
          <table:table-cell office:value-type="float" office:value="1221.931" calcext:value-type="float">
            <text:p>1221.93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5</text:p>
          </table:table-cell>
          <table:table-cell office:value-type="float" office:value="5" calcext:value-type="float">
            <text:p>5</text:p>
          </table:table-cell>
          <table:table-cell office:value-type="float" office:value="190400" calcext:value-type="float">
            <text:p>190400</text:p>
          </table:table-cell>
          <table:table-cell office:value-type="string" calcext:value-type="string">
            <text:p>['k', 'mk', 'mc', 'cn', 't']</text:p>
          </table:table-cell>
          <table:table-cell office:value-type="float" office:value="1256.799" calcext:value-type="float">
            <text:p>1256.79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6</text:p>
          </table:table-cell>
          <table:table-cell office:value-type="float" office:value="5" calcext:value-type="float">
            <text:p>5</text:p>
          </table:table-cell>
          <table:table-cell office:value-type="float" office:value="190400" calcext:value-type="float">
            <text:p>190400</text:p>
          </table:table-cell>
          <table:table-cell office:value-type="string" calcext:value-type="string">
            <text:p>['mk', 'k', 'mc', 'cn', 't']</text:p>
          </table:table-cell>
          <table:table-cell office:value-type="float" office:value="1303.566" calcext:value-type="float">
            <text:p>1303.56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4</text:p>
          </table:table-cell>
          <table:table-cell office:value-type="float" office:value="5" calcext:value-type="float">
            <text:p>5</text:p>
          </table:table-cell>
          <table:table-cell office:value-type="float" office:value="232236" calcext:value-type="float">
            <text:p>232236</text:p>
          </table:table-cell>
          <table:table-cell office:value-type="string" calcext:value-type="string">
            <text:p>['k', 'mk', 't', 'mc', 'cn']</text:p>
          </table:table-cell>
          <table:table-cell office:value-type="float" office:value="1360.014" calcext:value-type="float">
            <text:p>1360.01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6</text:p>
          </table:table-cell>
          <table:table-cell office:value-type="float" office:value="5" calcext:value-type="float">
            <text:p>5</text:p>
          </table:table-cell>
          <table:table-cell office:value-type="float" office:value="338948" calcext:value-type="float">
            <text:p>338948</text:p>
          </table:table-cell>
          <table:table-cell office:value-type="string" calcext:value-type="string">
            <text:p>['k', 'mk', 'mc', 't', 'cn']</text:p>
          </table:table-cell>
          <table:table-cell office:value-type="float" office:value="1379.164" calcext:value-type="float">
            <text:p>1379.1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7</text:p>
          </table:table-cell>
          <table:table-cell office:value-type="float" office:value="5" calcext:value-type="float">
            <text:p>5</text:p>
          </table:table-cell>
          <table:table-cell office:value-type="float" office:value="338948" calcext:value-type="float">
            <text:p>338948</text:p>
          </table:table-cell>
          <table:table-cell office:value-type="string" calcext:value-type="string">
            <text:p>['mk', 'k', 'mc', 't', 'cn']</text:p>
          </table:table-cell>
          <table:table-cell office:value-type="float" office:value="1392.811" calcext:value-type="float">
            <text:p>1392.81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5</text:p>
          </table:table-cell>
          <table:table-cell office:value-type="float" office:value="5" calcext:value-type="float">
            <text:p>5</text:p>
          </table:table-cell>
          <table:table-cell office:value-type="float" office:value="232236" calcext:value-type="float">
            <text:p>232236</text:p>
          </table:table-cell>
          <table:table-cell office:value-type="string" calcext:value-type="string">
            <text:p>['mk', 'k', 't', 'mc', 'cn']</text:p>
          </table:table-cell>
          <table:table-cell office:value-type="float" office:value="1398.545" calcext:value-type="float">
            <text:p>1398.5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6</text:p>
          </table:table-cell>
          <table:table-cell office:value-type="float" office:value="5" calcext:value-type="float">
            <text:p>5</text:p>
          </table:table-cell>
          <table:table-cell office:value-type="float" office:value="2611109" calcext:value-type="float">
            <text:p>2611109</text:p>
          </table:table-cell>
          <table:table-cell office:value-type="string" calcext:value-type="string">
            <text:p>['t', 'mc', 'cn', 'mk', 'k']</text:p>
          </table:table-cell>
          <table:table-cell office:value-type="float" office:value="2611.431" calcext:value-type="float">
            <text:p>2611.43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9</text:p>
          </table:table-cell>
          <table:table-cell office:value-type="float" office:value="5" calcext:value-type="float">
            <text:p>5</text:p>
          </table:table-cell>
          <table:table-cell office:value-type="float" office:value="2611109" calcext:value-type="float">
            <text:p>2611109</text:p>
          </table:table-cell>
          <table:table-cell office:value-type="string" calcext:value-type="string">
            <text:p>['mc', 't', 'cn', 'mk', 'k']</text:p>
          </table:table-cell>
          <table:table-cell office:value-type="float" office:value="2788.034" calcext:value-type="float">
            <text:p>2788.03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9</text:p>
          </table:table-cell>
          <table:table-cell office:value-type="float" office:value="5" calcext:value-type="float">
            <text:p>5</text:p>
          </table:table-cell>
          <table:table-cell office:value-type="float" office:value="4714326" calcext:value-type="float">
            <text:p>4714326</text:p>
          </table:table-cell>
          <table:table-cell office:value-type="string" calcext:value-type="string">
            <text:p>['t', 'mk', 'k', 'mc', 'cn']</text:p>
          </table:table-cell>
          <table:table-cell office:value-type="float" office:value="2899.636" calcext:value-type="float">
            <text:p>2899.63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4</text:p>
          </table:table-cell>
          <table:table-cell office:value-type="float" office:value="5" calcext:value-type="float">
            <text:p>5</text:p>
          </table:table-cell>
          <table:table-cell office:value-type="float" office:value="4714326" calcext:value-type="float">
            <text:p>4714326</text:p>
          </table:table-cell>
          <table:table-cell office:value-type="string" calcext:value-type="string">
            <text:p>['mk', 't', 'k', 'mc', 'cn']</text:p>
          </table:table-cell>
          <table:table-cell office:value-type="float" office:value="3105.779" calcext:value-type="float">
            <text:p>3105.77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4</text:p>
          </table:table-cell>
          <table:table-cell office:value-type="float" office:value="5" calcext:value-type="float">
            <text:p>5</text:p>
          </table:table-cell>
          <table:table-cell office:value-type="float" office:value="34865234" calcext:value-type="float">
            <text:p>34865234</text:p>
          </table:table-cell>
          <table:table-cell office:value-type="string" calcext:value-type="string">
            <text:p>['mc', 'mk', 'cn', 'k', 't']</text:p>
          </table:table-cell>
          <table:table-cell office:value-type="float" office:value="8788.333" calcext:value-type="float">
            <text:p>8788.33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3</text:p>
          </table:table-cell>
          <table:table-cell office:value-type="float" office:value="5" calcext:value-type="float">
            <text:p>5</text:p>
          </table:table-cell>
          <table:table-cell office:value-type="float" office:value="35012198" calcext:value-type="float">
            <text:p>35012198</text:p>
          </table:table-cell>
          <table:table-cell office:value-type="string" calcext:value-type="string">
            <text:p>['mc', 'mk', 'k', 'cn', 't']</text:p>
          </table:table-cell>
          <table:table-cell office:value-type="float" office:value="8829.214" calcext:value-type="float">
            <text:p>8829.21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2</text:p>
          </table:table-cell>
          <table:table-cell office:value-type="float" office:value="5" calcext:value-type="float">
            <text:p>5</text:p>
          </table:table-cell>
          <table:table-cell office:value-type="float" office:value="35160746" calcext:value-type="float">
            <text:p>35160746</text:p>
          </table:table-cell>
          <table:table-cell office:value-type="string" calcext:value-type="string">
            <text:p>['mc', 'mk', 'k', 't', 'cn']</text:p>
          </table:table-cell>
          <table:table-cell office:value-type="float" office:value="8878.061" calcext:value-type="float">
            <text:p>8878.0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5</text:p>
          </table:table-cell>
          <table:table-cell office:value-type="float" office:value="5" calcext:value-type="float">
            <text:p>5</text:p>
          </table:table-cell>
          <table:table-cell office:value-type="float" office:value="34866818" calcext:value-type="float">
            <text:p>34866818</text:p>
          </table:table-cell>
          <table:table-cell office:value-type="string" calcext:value-type="string">
            <text:p>['mc', 'mk', 'cn', 't', 'k']</text:p>
          </table:table-cell>
          <table:table-cell office:value-type="float" office:value="8885.253" calcext:value-type="float">
            <text:p>8885.25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3</text:p>
          </table:table-cell>
          <table:table-cell office:value-type="float" office:value="5" calcext:value-type="float">
            <text:p>5</text:p>
          </table:table-cell>
          <table:table-cell office:value-type="float" office:value="35012198" calcext:value-type="float">
            <text:p>35012198</text:p>
          </table:table-cell>
          <table:table-cell office:value-type="string" calcext:value-type="string">
            <text:p>['mk', 'mc', 'k', 'cn', 't']</text:p>
          </table:table-cell>
          <table:table-cell office:value-type="float" office:value="9041.923" calcext:value-type="float">
            <text:p>9041.92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9</text:p>
          </table:table-cell>
          <table:table-cell office:value-type="float" office:value="5" calcext:value-type="float">
            <text:p>5</text:p>
          </table:table-cell>
          <table:table-cell office:value-type="float" office:value="34866818" calcext:value-type="float">
            <text:p>34866818</text:p>
          </table:table-cell>
          <table:table-cell office:value-type="string" calcext:value-type="string">
            <text:p>['mk', 'mc', 'cn', 't', 'k']</text:p>
          </table:table-cell>
          <table:table-cell office:value-type="float" office:value="9132.517" calcext:value-type="float">
            <text:p>9132.51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8</text:p>
          </table:table-cell>
          <table:table-cell office:value-type="float" office:value="5" calcext:value-type="float">
            <text:p>5</text:p>
          </table:table-cell>
          <table:table-cell office:value-type="float" office:value="34865234" calcext:value-type="float">
            <text:p>34865234</text:p>
          </table:table-cell>
          <table:table-cell office:value-type="string" calcext:value-type="string">
            <text:p>['mk', 'mc', 'cn', 'k', 't']</text:p>
          </table:table-cell>
          <table:table-cell office:value-type="float" office:value="9155.431" calcext:value-type="float">
            <text:p>9155.43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2</text:p>
          </table:table-cell>
          <table:table-cell office:value-type="float" office:value="5" calcext:value-type="float">
            <text:p>5</text:p>
          </table:table-cell>
          <table:table-cell office:value-type="float" office:value="35160746" calcext:value-type="float">
            <text:p>35160746</text:p>
          </table:table-cell>
          <table:table-cell office:value-type="string" calcext:value-type="string">
            <text:p>['mk', 'mc', 'k', 't', 'cn']</text:p>
          </table:table-cell>
          <table:table-cell office:value-type="float" office:value="9367.885" calcext:value-type="float">
            <text:p>9367.8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1</text:p>
          </table:table-cell>
          <table:table-cell office:value-type="float" office:value="5" calcext:value-type="float">
            <text:p>5</text:p>
          </table:table-cell>
          <table:table-cell office:value-type="float" office:value="39536124" calcext:value-type="float">
            <text:p>39536124</text:p>
          </table:table-cell>
          <table:table-cell office:value-type="string" calcext:value-type="string">
            <text:p>['t', 'mk', 'mc', 'k', 'cn']</text:p>
          </table:table-cell>
          <table:table-cell office:value-type="float" office:value="9440.925" calcext:value-type="float">
            <text:p>9440.92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3</text:p>
          </table:table-cell>
          <table:table-cell office:value-type="float" office:value="5" calcext:value-type="float">
            <text:p>5</text:p>
          </table:table-cell>
          <table:table-cell office:value-type="float" office:value="39536124" calcext:value-type="float">
            <text:p>39536124</text:p>
          </table:table-cell>
          <table:table-cell office:value-type="string" calcext:value-type="string">
            <text:p>['mk', 't', 'mc', 'k', 'cn']</text:p>
          </table:table-cell>
          <table:table-cell office:value-type="float" office:value="9542.345" calcext:value-type="float">
            <text:p>9542.3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2</text:p>
          </table:table-cell>
          <table:table-cell office:value-type="float" office:value="5" calcext:value-type="float">
            <text:p>5</text:p>
          </table:table-cell>
          <table:table-cell office:value-type="float" office:value="39389160" calcext:value-type="float">
            <text:p>39389160</text:p>
          </table:table-cell>
          <table:table-cell office:value-type="string" calcext:value-type="string">
            <text:p>['mk', 't', 'mc', 'cn', 'k']</text:p>
          </table:table-cell>
          <table:table-cell office:value-type="float" office:value="9553.274" calcext:value-type="float">
            <text:p>9553.27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20</text:p>
          </table:table-cell>
          <table:table-cell office:value-type="float" office:value="5" calcext:value-type="float">
            <text:p>5</text:p>
          </table:table-cell>
          <table:table-cell office:value-type="float" office:value="39389160" calcext:value-type="float">
            <text:p>39389160</text:p>
          </table:table-cell>
          <table:table-cell office:value-type="string" calcext:value-type="string">
            <text:p>['t', 'mk', 'mc', 'cn', 'k']</text:p>
          </table:table-cell>
          <table:table-cell office:value-type="float" office:value="9560.096" calcext:value-type="float">
            <text:p>9560.0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7</text:p>
          </table:table-cell>
          <table:table-cell office:value-type="float" office:value="5" calcext:value-type="float">
            <text:p>5</text:p>
          </table:table-cell>
          <table:table-cell office:value-type="float" office:value="37621323" calcext:value-type="float">
            <text:p>37621323</text:p>
          </table:table-cell>
          <table:table-cell office:value-type="string" calcext:value-type="string">
            <text:p>['t', 'mc', 'mk', 'k', 'cn']</text:p>
          </table:table-cell>
          <table:table-cell office:value-type="float" office:value="9651.561" calcext:value-type="float">
            <text:p>9651.5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8</text:p>
          </table:table-cell>
          <table:table-cell office:value-type="float" office:value="5" calcext:value-type="float">
            <text:p>5</text:p>
          </table:table-cell>
          <table:table-cell office:value-type="float" office:value="37474359" calcext:value-type="float">
            <text:p>37474359</text:p>
          </table:table-cell>
          <table:table-cell office:value-type="string" calcext:value-type="string">
            <text:p>['t', 'mc', 'mk', 'cn', 'k']</text:p>
          </table:table-cell>
          <table:table-cell office:value-type="float" office:value="9677.924" calcext:value-type="float">
            <text:p>9677.92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7</text:p>
          </table:table-cell>
          <table:table-cell office:value-type="float" office:value="5" calcext:value-type="float">
            <text:p>5</text:p>
          </table:table-cell>
          <table:table-cell office:value-type="float" office:value="37621323" calcext:value-type="float">
            <text:p>37621323</text:p>
          </table:table-cell>
          <table:table-cell office:value-type="string" calcext:value-type="string">
            <text:p>['mc', 't', 'mk', 'k', 'cn']</text:p>
          </table:table-cell>
          <table:table-cell office:value-type="float" office:value="9884.804" calcext:value-type="float">
            <text:p>9884.8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8</text:p>
          </table:table-cell>
          <table:table-cell office:value-type="float" office:value="5" calcext:value-type="float">
            <text:p>5</text:p>
          </table:table-cell>
          <table:table-cell office:value-type="float" office:value="37474359" calcext:value-type="float">
            <text:p>37474359</text:p>
          </table:table-cell>
          <table:table-cell office:value-type="string" calcext:value-type="string">
            <text:p>['mc', 't', 'mk', 'cn', 'k']</text:p>
          </table:table-cell>
          <table:table-cell office:value-type="float" office:value="9940.454" calcext:value-type="float">
            <text:p>9940.45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1</text:p>
          </table:table-cell>
          <table:table-cell office:value-type="float" office:value="5" calcext:value-type="float">
            <text:p>5</text:p>
          </table:table-cell>
          <table:table-cell office:value-type="float" office:value="69728868" calcext:value-type="float">
            <text:p>69728868</text:p>
          </table:table-cell>
          <table:table-cell office:value-type="string" calcext:value-type="string">
            <text:p>['mc', 'mk', 't', 'cn', 'k']</text:p>
          </table:table-cell>
          <table:table-cell office:value-type="float" office:value="14927.751" calcext:value-type="float">
            <text:p>14927.75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10</text:p>
          </table:table-cell>
          <table:table-cell office:value-type="float" office:value="5" calcext:value-type="float">
            <text:p>5</text:p>
          </table:table-cell>
          <table:table-cell office:value-type="float" office:value="69875832" calcext:value-type="float">
            <text:p>69875832</text:p>
          </table:table-cell>
          <table:table-cell office:value-type="string" calcext:value-type="string">
            <text:p>['mc', 'mk', 't', 'k', 'cn']</text:p>
          </table:table-cell>
          <table:table-cell office:value-type="float" office:value="15024.995" calcext:value-type="float">
            <text:p>15024.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0</text:p>
          </table:table-cell>
          <table:table-cell office:value-type="float" office:value="5" calcext:value-type="float">
            <text:p>5</text:p>
          </table:table-cell>
          <table:table-cell office:value-type="float" office:value="69875832" calcext:value-type="float">
            <text:p>69875832</text:p>
          </table:table-cell>
          <table:table-cell office:value-type="string" calcext:value-type="string">
            <text:p>['mk', 'mc', 't', 'k', 'cn']</text:p>
          </table:table-cell>
          <table:table-cell office:value-type="float" office:value="15705.839" calcext:value-type="float">
            <text:p>15705.83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c_31</text:p>
          </table:table-cell>
          <table:table-cell office:value-type="float" office:value="5" calcext:value-type="float">
            <text:p>5</text:p>
          </table:table-cell>
          <table:table-cell office:value-type="float" office:value="69728868" calcext:value-type="float">
            <text:p>69728868</text:p>
          </table:table-cell>
          <table:table-cell office:value-type="string" calcext:value-type="string">
            <text:p>['mk', 'mc', 't', 'cn', 'k']</text:p>
          </table:table-cell>
          <table:table-cell office:value-type="float" office:value="15878.482" calcext:value-type="float">
            <text:p>15878.482</text:p>
          </table:table-cell>
          <table:table-cell table:number-columns-repeated="59"/>
        </table:table-row>
        <table:table-row table:style-name="ro3" table:number-rows-repeated="963">
          <table:table-cell table:number-columns-repeated="4"/>
          <table:table-cell table:style-name="ce6"/>
          <table:table-cell table:number-columns-repeated="59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35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30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29" number:title="User-defined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57" number:language="en" number:country="US">
      <number:month/>
      <number:text>/</number:text>
      <number:day/>
      <number:text>/</number:text>
      <number:year number:style="long"/>
    </number:date-style>
    <number:number-style style:name="N1015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date-style style:name="N10151" number:language="en" number:country="US">
      <number:day/>
      <number:text>-</number:text>
      <number:month number:textual="true"/>
    </number:date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currency-style style:name="N1014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time-style style:name="N10163" number:language="en" number:country="US">
      <number:hours/>
      <number:text>:</number:text>
      <number:minutes number:style="long"/>
    </number:time-style>
    <number:date-style style:name="N10140" number:language="en" number:country="US">
      <number:month number:textual="true"/>
      <number:text>-</number:text>
      <number:year/>
    </number:date-style>
    <number:number-style style:name="N1016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62P0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6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0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2c_5f_cost_5f_run" style:display-name="PageStyle_2c_cost_ru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  <dc:date>2023-02-23T22:08:10.619816457</dc:date>
    <meta:editing-duration>PT3H32M44S</meta:editing-duration>
    <meta:editing-cycles>9</meta:editing-cycles>
    <meta:document-statistic meta:table-count="1" meta:cell-count="1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4">
      <number:number number:decimal-places="2" number:min-decimal-places="2" number:min-integer-digits="1" number:grouping="true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1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plot-area chart:style-name="ch2" table:cell-range-address="2c_cost_run.C2:2c_cost_run.C37 2c_cost_run.E1:2c_cost_run.F37" chart:data-source-has-labels="row" svg:x="0.546cm" svg:y="-0.025cm" svg:width="15.414cm" svg:height="8.402cm">
          <chart:coordinate-region svg:x="1.5cm" svg:y="0.175cm" svg:width="14.032cm" svg:height="7.706cm"/>
          <chart:axis chart:dimension="x" chart:name="primary-x" chart:style-name="ch3">
            <chart:title svg:x="7.183cm" svg:y="8.433cm" chart:style-name="ch4">
              <text:p>P-Cost (P, Y) - (log scale)</text:p>
            </chart:title>
          </chart:axis>
          <chart:axis chart:dimension="y" chart:name="primary-y" chart:style-name="ch3">
            <chart:title svg:x="0cm" svg:y="5.756cm" chart:style-name="ch5">
              <text:p>runtime (ms, log scale)</text:p>
            </chart:title>
            <chart:grid chart:style-name="ch6" chart:class="major"/>
          </chart:axis>
          <chart:series chart:style-name="ch7" chart:values-cell-range-address="2c_cost_run.F2:2c_cost_run.F37" chart:label-cell-address="2c_cost_run.F1:2c_cost_run.F1" chart:class="chart:scatter">
            <chart:domain table:cell-range-address="2c_cost_run.C2:2c_cost_run.C37"/>
            <chart:data-point chart:repeated="36"/>
          </chart:series>
          <chart:series chart:style-name="ch8" chart:values-cell-range-address="2c_cost_run.E2:2c_cost_run.E37" chart:label-cell-address="2c_cost_run.E1:2c_cost_run.E1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time (ms)</text:p>
                <draw:g>
                  <svg:desc>2c_cost_run.F1:2c_cost_run.F1</svg:desc>
                </draw:g>
              </table:table-cell>
              <table:table-cell office:value-type="string">
                <text:p>runtime (ms)</text:p>
                <draw:g>
                  <svg:desc>2c_cost_run.E1:2c_cost_ru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4">
                <text:p>1984</text:p>
                <draw:g>
                  <svg:desc>2c_cost_run.C2:2c_cost_run.C37</svg:desc>
                </draw:g>
              </table:table-cell>
              <table:table-cell office:value-type="float" office:value="1137.058">
                <text:p>1137.058</text:p>
                <draw:g>
                  <svg:desc>2c_cost_run.F2:2c_cost_run.F37</svg:desc>
                </draw:g>
              </table:table-cell>
              <table:table-cell office:value-type="float" office:value="NaN">
                <text:p>NaN</text:p>
                <draw:g>
                  <svg:desc>2c_cost_run.E2:2c_cost_run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8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1139.524">
                <text:p>1139.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8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1146.886">
                <text:p>1146.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154.42">
                <text:p>1154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68">
                <text:p>3568</text:p>
              </table:table-cell>
              <table:table-cell office:value-type="float" office:value="NaN">
                <text:p>NaN</text:p>
              </table:table-cell>
              <table:table-cell office:value-type="float" office:value="1219.11">
                <text:p>1219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8">
                <text:p>3568</text:p>
              </table:table-cell>
              <table:table-cell office:value-type="float" office:value="NaN">
                <text:p>NaN</text:p>
              </table:table-cell>
              <table:table-cell office:value-type="float" office:value="1221.931">
                <text:p>1221.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400">
                <text:p>190400</text:p>
              </table:table-cell>
              <table:table-cell office:value-type="float" office:value="NaN">
                <text:p>NaN</text:p>
              </table:table-cell>
              <table:table-cell office:value-type="float" office:value="1256.799">
                <text:p>1256.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400">
                <text:p>190400</text:p>
              </table:table-cell>
              <table:table-cell office:value-type="float" office:value="NaN">
                <text:p>NaN</text:p>
              </table:table-cell>
              <table:table-cell office:value-type="float" office:value="1303.566">
                <text:p>1303.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2236">
                <text:p>232236</text:p>
              </table:table-cell>
              <table:table-cell office:value-type="float" office:value="NaN">
                <text:p>NaN</text:p>
              </table:table-cell>
              <table:table-cell office:value-type="float" office:value="1360.014">
                <text:p>1360.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948">
                <text:p>338948</text:p>
              </table:table-cell>
              <table:table-cell office:value-type="float" office:value="NaN">
                <text:p>NaN</text:p>
              </table:table-cell>
              <table:table-cell office:value-type="float" office:value="1379.164">
                <text:p>1379.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8948">
                <text:p>338948</text:p>
              </table:table-cell>
              <table:table-cell office:value-type="float" office:value="NaN">
                <text:p>NaN</text:p>
              </table:table-cell>
              <table:table-cell office:value-type="float" office:value="1392.811">
                <text:p>1392.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2236">
                <text:p>232236</text:p>
              </table:table-cell>
              <table:table-cell office:value-type="float" office:value="NaN">
                <text:p>NaN</text:p>
              </table:table-cell>
              <table:table-cell office:value-type="float" office:value="1398.545">
                <text:p>1398.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1109">
                <text:p>2611109</text:p>
              </table:table-cell>
              <table:table-cell office:value-type="float" office:value="NaN">
                <text:p>NaN</text:p>
              </table:table-cell>
              <table:table-cell office:value-type="float" office:value="2611.431">
                <text:p>2611.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1109">
                <text:p>2611109</text:p>
              </table:table-cell>
              <table:table-cell office:value-type="float" office:value="NaN">
                <text:p>NaN</text:p>
              </table:table-cell>
              <table:table-cell office:value-type="float" office:value="2788.034">
                <text:p>2788.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14326">
                <text:p>4714326</text:p>
              </table:table-cell>
              <table:table-cell office:value-type="float" office:value="NaN">
                <text:p>NaN</text:p>
              </table:table-cell>
              <table:table-cell office:value-type="float" office:value="2899.636">
                <text:p>2899.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14326">
                <text:p>4714326</text:p>
              </table:table-cell>
              <table:table-cell office:value-type="float" office:value="NaN">
                <text:p>NaN</text:p>
              </table:table-cell>
              <table:table-cell office:value-type="float" office:value="3105.779">
                <text:p>3105.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65234">
                <text:p>34865234</text:p>
              </table:table-cell>
              <table:table-cell office:value-type="float" office:value="NaN">
                <text:p>NaN</text:p>
              </table:table-cell>
              <table:table-cell office:value-type="float" office:value="8788.333">
                <text:p>8788.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12198">
                <text:p>35012198</text:p>
              </table:table-cell>
              <table:table-cell office:value-type="float" office:value="NaN">
                <text:p>NaN</text:p>
              </table:table-cell>
              <table:table-cell office:value-type="float" office:value="8829.214">
                <text:p>8829.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60746">
                <text:p>35160746</text:p>
              </table:table-cell>
              <table:table-cell office:value-type="float" office:value="NaN">
                <text:p>NaN</text:p>
              </table:table-cell>
              <table:table-cell office:value-type="float" office:value="8878.061">
                <text:p>8878.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866818">
                <text:p>34866818</text:p>
              </table:table-cell>
              <table:table-cell office:value-type="float" office:value="NaN">
                <text:p>NaN</text:p>
              </table:table-cell>
              <table:table-cell office:value-type="float" office:value="8885.253">
                <text:p>8885.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12198">
                <text:p>35012198</text:p>
              </table:table-cell>
              <table:table-cell office:value-type="float" office:value="NaN">
                <text:p>NaN</text:p>
              </table:table-cell>
              <table:table-cell office:value-type="float" office:value="9041.923">
                <text:p>9041.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66818">
                <text:p>34866818</text:p>
              </table:table-cell>
              <table:table-cell office:value-type="float" office:value="NaN">
                <text:p>NaN</text:p>
              </table:table-cell>
              <table:table-cell office:value-type="float" office:value="9132.517">
                <text:p>9132.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65234">
                <text:p>34865234</text:p>
              </table:table-cell>
              <table:table-cell office:value-type="float" office:value="NaN">
                <text:p>NaN</text:p>
              </table:table-cell>
              <table:table-cell office:value-type="float" office:value="9155.431">
                <text:p>9155.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60746">
                <text:p>35160746</text:p>
              </table:table-cell>
              <table:table-cell office:value-type="float" office:value="NaN">
                <text:p>NaN</text:p>
              </table:table-cell>
              <table:table-cell office:value-type="float" office:value="9367.885">
                <text:p>9367.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536124">
                <text:p>39536124</text:p>
              </table:table-cell>
              <table:table-cell office:value-type="float" office:value="NaN">
                <text:p>NaN</text:p>
              </table:table-cell>
              <table:table-cell office:value-type="float" office:value="9440.925">
                <text:p>9440.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36124">
                <text:p>39536124</text:p>
              </table:table-cell>
              <table:table-cell office:value-type="float" office:value="NaN">
                <text:p>NaN</text:p>
              </table:table-cell>
              <table:table-cell office:value-type="float" office:value="9542.345">
                <text:p>9542.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389160">
                <text:p>39389160</text:p>
              </table:table-cell>
              <table:table-cell office:value-type="float" office:value="NaN">
                <text:p>NaN</text:p>
              </table:table-cell>
              <table:table-cell office:value-type="float" office:value="9553.274">
                <text:p>9553.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389160">
                <text:p>39389160</text:p>
              </table:table-cell>
              <table:table-cell office:value-type="float" office:value="NaN">
                <text:p>NaN</text:p>
              </table:table-cell>
              <table:table-cell office:value-type="float" office:value="9560.096">
                <text:p>9560.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621323">
                <text:p>37621323</text:p>
              </table:table-cell>
              <table:table-cell office:value-type="float" office:value="NaN">
                <text:p>NaN</text:p>
              </table:table-cell>
              <table:table-cell office:value-type="float" office:value="9651.561">
                <text:p>9651.5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74359">
                <text:p>37474359</text:p>
              </table:table-cell>
              <table:table-cell office:value-type="float" office:value="NaN">
                <text:p>NaN</text:p>
              </table:table-cell>
              <table:table-cell office:value-type="float" office:value="9677.924">
                <text:p>9677.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621323">
                <text:p>37621323</text:p>
              </table:table-cell>
              <table:table-cell office:value-type="float" office:value="NaN">
                <text:p>NaN</text:p>
              </table:table-cell>
              <table:table-cell office:value-type="float" office:value="9884.804">
                <text:p>9884.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74359">
                <text:p>37474359</text:p>
              </table:table-cell>
              <table:table-cell office:value-type="float" office:value="NaN">
                <text:p>NaN</text:p>
              </table:table-cell>
              <table:table-cell office:value-type="float" office:value="9940.454">
                <text:p>9940.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728868">
                <text:p>69728868</text:p>
              </table:table-cell>
              <table:table-cell office:value-type="float" office:value="NaN">
                <text:p>NaN</text:p>
              </table:table-cell>
              <table:table-cell office:value-type="float" office:value="14927.751">
                <text:p>14927.7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875832">
                <text:p>69875832</text:p>
              </table:table-cell>
              <table:table-cell office:value-type="float" office:value="NaN">
                <text:p>NaN</text:p>
              </table:table-cell>
              <table:table-cell office:value-type="float" office:value="15024.995">
                <text:p>15024.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75832">
                <text:p>69875832</text:p>
              </table:table-cell>
              <table:table-cell office:value-type="float" office:value="NaN">
                <text:p>NaN</text:p>
              </table:table-cell>
              <table:table-cell office:value-type="float" office:value="15705.839">
                <text:p>15705.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728868">
                <text:p>69728868</text:p>
              </table:table-cell>
              <table:table-cell office:value-type="float" office:value="NaN">
                <text:p>NaN</text:p>
              </table:table-cell>
              <table:table-cell office:value-type="float" office:value="15878.482">
                <text:p>15878.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